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5.088cm"/>
      <style:paragraph-properties style:writing-mode="lr-tb"/>
    </style:style>
    <style:style style:name="gr2" style:family="graphic" style:parent-style-name="standard">
      <style:graphic-properties svg:stroke-color="#000000" draw:fill-color="#d4ea6b" draw:textarea-horizontal-align="justify" draw:textarea-vertical-align="middle" draw:auto-grow-height="false" fo:min-height="1.528cm" fo:min-width="5.08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-color="#ffd7d7" draw:textarea-horizontal-align="justify" draw:textarea-vertical-align="middle" draw:auto-grow-height="false" fo:min-height="1.274cm" fo:min-width="4.58cm"/>
      <style:paragraph-properties style:writing-mode="lr-tb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1.401cm" fo:min-width="5.85cm"/>
      <style:paragraph-properties style:writing-mode="lr-tb"/>
    </style:style>
    <style:style style:name="gr6" style:family="graphic" style:parent-style-name="standard">
      <style:graphic-properties draw:fill-color="#b3cac7" draw:textarea-horizontal-align="justify" draw:textarea-vertical-align="middle" draw:auto-grow-height="false" fo:min-height="0.766cm" fo:min-width="3.564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639cm" fo:min-width="3.564cm"/>
      <style:paragraph-properties style:writing-mode="lr-tb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512cm" fo:min-width="3.4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4ea6b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d7d7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b3cac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1.778cm" svg:x="7.858cm" svg:y="2.524cm">
          <text:p text:style-name="P1">SANT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1.778cm" svg:x="1.254cm" svg:y="7.731cm">
          <text:p text:style-name="P1">reindeersCha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1.778cm" svg:x="8.239cm" svg:y="7.731cm">
          <text:p text:style-name="P1">elvesCha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1.778cm" svg:x="14.843cm" svg:y="7.731cm">
          <text:p text:style-name="P1">leadersCha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652cm" svg:y1="4.429cm" svg:x2="10.652cm" svg:y2="7.731cm">
          <text:p/>
        </draw:line>
        <draw:line draw:style-name="gr3" draw:text-style-name="P3" draw:layer="layout" svg:x1="10.652cm" svg:y1="4.429cm" svg:x2="4.175cm" svg:y2="7.731cm">
          <text:p/>
        </draw:line>
        <draw:line draw:style-name="gr3" draw:text-style-name="P3" draw:layer="layout" svg:x1="10.652cm" svg:y1="4.429cm" svg:x2="17.383cm" svg:y2="7.604cm">
          <text:p/>
        </draw:line>
        <draw:custom-shape draw:style-name="gr4" draw:text-style-name="P4" draw:layer="layout" svg:width="5.08cm" svg:height="1.524cm" svg:x="7.985cm" svg:y="17.637cm">
          <text:p text:style-name="P1">FI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921cm" svg:y1="9.636cm" svg:x2="10.271cm" svg:y2="17.637cm">
          <text:p/>
        </draw:line>
        <draw:line draw:style-name="gr3" draw:text-style-name="P3" draw:layer="layout" svg:x1="17.764cm" svg:y1="9.636cm" svg:x2="11.16cm" svg:y2="17.637cm">
          <text:p/>
        </draw:line>
        <draw:custom-shape draw:style-name="gr5" draw:text-style-name="P5" draw:layer="layout" svg:width="6.35cm" svg:height="1.651cm" svg:x="7.477cm" svg:y="5.064cm">
          <text:p text:style-name="P1">Mensaje por canal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064cm" svg:height="1.016cm" svg:x="8.747cm" svg:y="12.684cm">
          <text:p text:style-name="P1">Ayudo a elfo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652cm" svg:y1="9.636cm" svg:x2="10.652cm" svg:y2="12.684cm">
          <text:p/>
        </draw:line>
        <draw:custom-shape draw:style-name="gr7" draw:text-style-name="P5" draw:layer="layout" svg:width="4.064cm" svg:height="0.889cm" svg:x="8.747cm" svg:y="13.7cm">
          <text:p text:style-name="P1">wait.Unlock()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937cm" svg:height="0.762cm" svg:x="4.048cm" svg:y="12.303cm">
          <text:p text:style-name="P1">wait.Unlock()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937cm" svg:height="0.762cm" svg:x="3.413cm" svg:y="10.779cm">
          <text:p text:style-name="P1">alert = 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7:49:10.043541622</meta:creation-date>
    <meta:generator>LibreOffice/6.4.7.2$Linux_X86_64 LibreOffice_project/40$Build-2</meta:generator>
    <dc:date>2022-01-14T20:07:17.807112766</dc:date>
    <meta:editing-duration>PT1H13M44S</meta:editing-duration>
    <meta:editing-cycles>3</meta:editing-cycles>
    <meta:document-statistic meta:object-count="16"/>
  </office:meta>
</office:document-meta>
</file>